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Verdana" svg:font-family="Verdana"/>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8880f"/>
    </style:style>
    <style:style style:name="P2" style:family="paragraph" style:parent-style-name="Text_20_body">
      <style:text-properties officeooo:paragraph-rsid="001968e1"/>
    </style:style>
    <style:style style:name="P3" style:family="paragraph" style:parent-style-name="Text_20_body">
      <style:text-properties officeooo:paragraph-rsid="001bdd56"/>
    </style:style>
    <style:style style:name="P4" style:family="paragraph" style:parent-style-name="Text_20_body">
      <style:text-properties officeooo:paragraph-rsid="001c6f3d"/>
    </style:style>
    <style:style style:name="P5" style:family="paragraph" style:parent-style-name="Heading_20_1">
      <style:paragraph-properties fo:break-before="page"/>
      <style:text-properties officeooo:paragraph-rsid="001ab385"/>
    </style:style>
    <style:style style:name="P6" style:family="paragraph" style:parent-style-name="Heading_20_1">
      <style:paragraph-properties fo:break-before="page"/>
      <style:text-properties officeooo:paragraph-rsid="001bdd56"/>
    </style:style>
    <style:style style:name="P7" style:family="paragraph" style:parent-style-name="Heading_20_2">
      <style:text-properties officeooo:paragraph-rsid="001bdd56"/>
    </style:style>
    <style:style style:name="P8" style:family="paragraph" style:parent-style-name="Heading_20_2">
      <style:text-properties officeooo:paragraph-rsid="001c6f3d"/>
    </style:style>
    <style:style style:name="P9" style:family="paragraph" style:parent-style-name="Preformatted_20_Text">
      <style:text-properties officeooo:paragraph-rsid="001c6f3d"/>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880f"/>
    </style:style>
    <style:style style:name="T2" style:family="text">
      <style:text-properties officeooo:rsid="00191241"/>
    </style:style>
    <style:style style:name="T3" style:family="text">
      <style:text-properties officeooo:rsid="001968e1"/>
    </style:style>
    <style:style style:name="T4" style:family="text">
      <style:text-properties officeooo:rsid="001ab385"/>
    </style:style>
    <style:style style:name="T5" style:family="text">
      <style:text-properties officeooo:rsid="001bdd56"/>
    </style:style>
    <style:style style:name="T6" style:family="text">
      <style:text-properties officeooo:rsid="001c6f3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Kontalk client/server protocol</text:span></text:p>
      <text:p text:style-name="Subtitle"><text:span text:style-name="T1">Revision 1</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0">Index</text:p>
          </text:index-title>
          <text:p text:style-name="P11">1.Protocol overview<text:tab/>3</text:p>
        </text:index-body>
      </text:table-of-content>
      <text:p text:style-name="Text_20_body"><text:span text:style-name="T1"/></text:p>
      <text:h text:style-name="P5" text:outline-level="1"><text:span text:style-name="T4">Protocol overview</text:span></text:h>
      <text:p text:style-name="P1"><text:span text:style-name="T1"/></text:p>
      <text:p text:style-name="P1"><text:span text:style-name="T1">The Kontalk protocol operates entirely on HTTP GET or POST requests. No other method should be used in order to maintain portability and access even for users behind proxies and similar.</text:span></text:p>
      <text:p text:style-name="P1"><text:span text:style-name="T1">A Kontalk server is seen by a client using its base URL – we will take the Kontalk main server as an example:</text:span></text:p>
      <text:p text:style-name="Preformatted_20_Text"><text:a xlink:type="simple" xlink:href="http://www.kontalk.net/messenger"><text:span text:style-name="T1">http://www.kontalk.net/messenger</text:span></text:a></text:p>
      <text:p text:style-name="P1"><text:span text:style-name="T1"/></text:p>
      <text:p text:style-name="P1"><text:span text:style-name="T1">Starting from this URL, various server functions can be called. Almost every command is issued mainly by appending parts to the base URL (e.g. path parts and parameters), </text:span><text:span text:style-name="T2">except for </text:span><text:span text:style-name="T1">some commands which require a request body after the HTTP headers (e.g. sending messages).</text:span></text:p>
      <text:p text:style-name="Text_20_body"><text:span text:style-name="T2">All the response bodies of the Kontalk server are sent using Google Protocol Buffers (</text:span><text:a xlink:type="simple" xlink:href="http://code.google.com/apis/protocolbuffers/"><text:span text:style-name="T3">http://code.google.com/apis/protocolbuffers/</text:span></text:a><text:span text:style-name="T3">), serialized on the channel and sent as raw data, using the content type </text:span><text:span text:style-name="Source_20_Text"><text:span text:style-name="T3">application/x-google-protobuf</text:span></text:span><text:span text:style-name="T3">.</text:span></text:p>
      <text:p text:style-name="P2"><text:span text:style-name="T3">As for the request bodies, some of them are raw data (e.g. messages to be sent), others are packaged using protocol buffers, like responses. All of that will be explained in detail later in this document.</text:span></text:p>
      <text:h text:style-name="P6" text:outline-level="1"><text:span text:style-name="T5">User registration and authentication</text:span></text:h>
      <text:h text:style-name="P7" text:outline-level="2"><text:span text:style-name="T5">User registration</text:span></text:h>
      <text:p text:style-name="P3"><text:span text:style-name="T5">User registration is done using a two-way verification process. In the first step, the client sends to the server the user's phone number. The server then sends a message to that number (presumably on the same device) with a validation code.</text:span></text:p>
      <text:p text:style-name="P3"><text:span text:style-name="T5">The client catches that code and sends it to the server, proving that the phone number is real and owned by the actual user who is trying to register.</text:span></text:p>
      <text:p text:style-name="P3"><text:span text:style-name="T5">If the servers verifies that the validation code is correct, it generates a user authentication token and sends it to the client. The token is a special string that is passed over in all subsequent requests to the server – it uniquely identifies a user/device pair (this allows multiple devices to be registered with the same phone number – e.g. a phone with a SIM card and a tablet without SIM card).</text:span></text:p>
      <text:p text:style-name="P3"><text:span text:style-name="T5"/></text:p>
      <text:h text:style-name="P8" text:outline-level="2"><text:span text:style-name="T6">Authentication</text:span></text:h>
      <text:p text:style-name="P4"><text:span text:style-name="T6">In any case – if requested by the specific command – any HTTP request to the server must be accompanied by the user authentication token received during the registration process. This must be passed using the </text:span><text:span text:style-name="Source_20_Text"><text:span text:style-name="T6">Authorization</text:span></text:span><text:span text:style-name="T6"> header:</text:span></text:p>
      <text:p text:style-name="P9"><text:span text:style-name="T6">Authorization: KontalkToken auth=[token]</text:span></text:p>
      <text:p text:style-name="Text_20_body"><text:span text:style-name="T6"/></text:p>
      <text:p text:style-name="P4"><text:span text:style-name="T6">where [token] is the user authentication token. Not passing that header will result in a 403 Forbidden HTTP error code.</text:span></text:p>
      <text:p text:style-name="P4"><text:span text:style-name="T6">Note that not all commands need authentication (e.g. requesting information about the server is a public comm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Verdana" svg:font-family="Verdana"/>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Marginalia" style:family="paragraph" style:parent-style-name="Text_20_body" style:class="text">
      <style:paragraph-properties fo:margin-left="4.001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Example" style:family="text">
      <style:text-properties style:font-name="DejaVu Sans Mono" style:font-name-asian="DejaVu Sans1" style:font-name-complex="DejaVu Sans Mono"/>
    </style:style>
    <style:style style:name="Line_20_numbering" style:display-name="Line numbering"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e Ricci</meta:initial-creator>
    <meta:creation-date>2011-12-16T20:49:27</meta:creation-date>
    <dc:date>2011-12-16T21:42:44</dc:date>
    <dc:creator>Daniele Ricci</dc:creator>
    <meta:editing-duration>PT00H53M19S</meta:editing-duration>
    <meta:editing-cycles>6</meta:editing-cycles>
    <meta:generator>OpenOffice.org/3.2$Linux OpenOffice.org_project/320m19$Build-9505</meta:generator>
    <meta:document-statistic meta:table-count="0" meta:image-count="0" meta:object-count="0" meta:page-count="4" meta:paragraph-count="21" meta:word-count="406" meta:character-count="2494"/>
  </office:meta>
</office:document-meta>
</file>